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imbus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imbus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DejaVu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2" table:default-cell-style-name="Default"/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OR – LOGICKY SOUCE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OR – NEGOVANY LOGICKY SOUCET</text:p>
          </table:table-cell>
          <table:covered-table-cell table:number-columns-repeated="2"/>
          <table:table-cell/>
          <table:table-cell table:style-name="ce2" office:value-type="string" calcext:value-type="string">
            <text:p>dve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=C*A</text:p>
          </table:table-cell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 <text:s/>OR <text:s/>B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 <text:s/>NOR <text:s/>B</text:p>
          </table:table-cell>
          <table:table-cell/>
          <table:table-cell table:style-name="ce2" office:value-type="string" calcext:value-type="string">
            <text:p>okn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D=C*B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---------------------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---------------------</text:p>
          </table:table-cell>
          <table:table-cell table:number-columns-repeated="2"/>
          <table:table-cell table:style-name="ce2" office:value-type="string" calcext:value-type="string">
            <text:p>zapnut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=C*(A+B)</text:p>
          </table:table-cell>
          <table:table-cell table:style-name="ce2"/>
          <table:table-cell/>
          <table:table-cell table:style-name="ce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/>
          <table:table-cell table:style-name="ce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 (Dveře)</text:p>
          </table:table-cell>
          <table:table-cell table:style-name="ce3" office:value-type="string" calcext:value-type="string">
            <text:p>B (Okno)</text:p>
          </table:table-cell>
          <table:table-cell table:style-name="ce3" office:value-type="string" calcext:value-type="string">
            <text:p>C (Alarm)</text:p>
          </table:table-cell>
          <table:table-cell table:style-name="ce3" office:value-type="string" calcext:value-type="string">
            <text:p>D</text:p>
          </table:table-cell>
          <table:table-cell table:style-name="ce1" office:value-type="string" calcext:value-type="string">
            <text:p>(dvere I okno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ND – LOGICKY SOUCIN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AND – NEGOVANY LOGICKY SOUCIN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 <text:s/>AND <text:s/>B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 <text:s/>NAND <text:s/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--------------------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--------------------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/>
          <table:table-cell table:style-name="ce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-----------------------------------------------------------------------------------------------------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2" table:number-columns-repeated="4"/>
          <table:table-cell/>
          <table:table-cell table:style-name="ce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NOT <text:s/>- NEGAC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XOR <text:s/>– EXKLUZIVNI LOGICKY SOUCET</text:p>
          </table:table-cell>
          <table:covered-table-cell table:number-columns-repeated="2"/>
          <table:table-cell/>
          <table:table-cell table:style-name="ce2" office:value-type="string" calcext:value-type="string">
            <text:p>1. ventilator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Vypnuto = 1</text:p>
          </table:table-cell>
          <table:table-cell office:value-type="string" calcext:value-type="string">
            <text:p>Zapnuto = 0</text:p>
          </table:table-cell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 <text:s/>NOT <text:s/>B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 <text:s/>NOT <text:s/>B</text:p>
          </table:table-cell>
          <table:table-cell/>
          <table:table-cell table:style-name="ce2" office:value-type="string" calcext:value-type="string">
            <text:p>2. ventilator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Vypnuto = 1</text:p>
          </table:table-cell>
          <table:table-cell office:value-type="string" calcext:value-type="string">
            <text:p>Zapnuto =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--------------------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---------------------</text:p>
          </table:table-cell>
          <table:table-cell table:number-columns-repeated="2"/>
          <table:table-cell table:style-name="ce2" office:value-type="string" calcext:value-type="string">
            <text:p>3. ventilator</text:p>
          </table:table-cell>
          <table:table-cell table:style-name="ce2" office:value-type="string" calcext:value-type="string">
            <text:p>C</text:p>
          </table:table-cell>
          <table:table-cell table:style-name="ce2"/>
          <table:table-cell table:style-name="ce2" office:value-type="string" calcext:value-type="string">
            <text:p>Vypnuto = 1</text:p>
          </table:table-cell>
          <table:table-cell office:value-type="string" calcext:value-type="string">
            <text:p>Zapnuto = 0</text:p>
          </table:table-cell>
          <table:table-cell table:style-name="ce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larm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style-name="ce2" office:value-type="string" calcext:value-type="string">
            <text:p>Vypnuto = 0</text:p>
          </table:table-cell>
          <table:table-cell table:style-name="ce8" office:value-type="string" calcext:value-type="string">
            <text:p>Zapnuto = 1</text:p>
          </table:table-cell>
          <table:table-cell table:style-name="ce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number-columns-repeated="4"/>
          <table:table-cell/>
          <table:table-cell table:style-name="ce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 table:number-columns-spanned="5" table:number-rows-spanned="1">
            <text:p>D = (¬A · ¬B · ¬C) + (¬A · ¬B · C) + (¬A · B · ¬C) + (A · ¬B · ¬C)</text:p>
          </table:table-cell>
          <table:covered-table-cell table:number-columns-repeated="3" table:style-name="ce2"/>
          <table:covered-table-cell/>
          <table:table-cell table:style-name="ce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number-columns-repeated="4"/>
          <table:table-cell/>
          <table:table-cell table:style-name="ce2"/>
        </table:table-row>
        <table:table-row table:style-name="ro1">
          <table:table-cell/>
          <table:table-cell table:style-name="Default" table:number-columns-repeated="8"/>
          <table:table-cell table:style-name="ce6" office:value-type="string" calcext:value-type="string" table:number-columns-spanned="5" table:number-rows-spanned="1">
            <text:p>D = ¬A ⋅ (¬B ⋅ ¬C + ¬B ⋅ C + B ⋅¬ C ) + A ⋅ ¬B <text:s/>⋅ ¬C</text:p>
          </table:table-cell>
          <table:covered-table-cell table:number-columns-repeated="4" table:style-name="Default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8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8:41:58.322919034</meta:creation-date>
    <dc:date>2024-01-08T10:41:36.814028028</dc:date>
    <meta:editing-duration>PT1H59M39S</meta:editing-duration>
    <meta:editing-cycles>3</meta:editing-cycles>
    <meta:generator>LibreOffice/7.6.4.1$Linux_X86_64 LibreOffice_project/60$Build-1</meta:generator>
    <meta:document-statistic meta:table-count="1" meta:cell-count="203" meta:object-count="0"/>
  </office:meta>
</office:document-meta>
</file>